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3986111111111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5.59152777777778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2.5777777777778cm"/>
    </style:style>
    <style:style style:name="co7" style:family="table-column">
      <style:table-column-properties fo:break-before="auto" style:column-width="3.38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DC100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AFE-CAPSEN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C1004</text:p>
          </table:table-cell>
          <table:table-cell office:value-type="string" table:style-name="ce1">
            <text:p>Input range +/-:</text:p>
          </table:table-cell>
          <table:table-cell office:value-type="string" table:style-name="ce1">
            <text:p>15pF</text:p>
          </table:table-cell>
          <table:table-cell table:number-columns-repeated="3" table:style-name="ce1"/>
          <table:table-cell office:value-type="string" table:style-name="ce1">
            <text:p>Change in capacitance due to the presence of the material being measured (e.g wood moisture)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Measurement Resolution</text:p>
          </table:table-cell>
          <table:table-cell office:value-type="string" table:style-name="ce1">
            <text:p>0.5fF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rog. Output rates:</text:p>
          </table:table-cell>
          <table:table-cell office:value-type="string" table:style-name="ce1">
            <text:p>100/200/400 S/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ax. shield load:</text:p>
          </table:table-cell>
          <table:table-cell office:value-type="string" table:style-name="ce1">
            <text:p>400pF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upply voltage:</text:p>
          </table:table-cell>
          <table:table-cell office:value-type="string" table:style-name="ce1">
            <text:p>3.3V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emp.range:</text:p>
          </table:table-cell>
          <table:table-cell office:value-type="string" table:style-name="ce1">
            <text:p>minus 40 degrees to 125 degree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Current consu:</text:p>
          </table:table-cell>
          <table:table-cell office:value-type="string" table:style-name="ce1">
            <text:p>750uA</text:p>
          </table:table-cell>
          <table:table-cell office:value-type="string" table:style-name="ce1">
            <text:p>Activ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29uA</text:p>
          </table:table-cell>
          <table:table-cell office:value-type="string" table:style-name="ce1">
            <text:p>Standby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Interface</text:p>
          </table:table-cell>
          <table:table-cell office:value-type="string" table:style-name="ce1">
            <text:p>I2C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Number Ch: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ackage</text:p>
          </table:table-cell>
          <table:table-cell office:value-type="string" table:style-name="ce1">
            <text:p>WSON (DSC) 10 Pins</text:p>
          </table:table-cell>
          <table:table-cell office:value-type="string" table:style-name="ce1">
            <text:p>PIN_NAME</text:p>
          </table:table-cell>
          <table:table-cell office:value-type="string" table:style-name="ce1">
            <text:p>PIN_NO.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VSSOP (DGS) 10 Pins</text:p>
          </table:table-cell>
          <table:table-cell office:value-type="string" table:style-name="ce1">
            <text:p>SHL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pacitive Input Active AC Shielding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CIN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pacitive Input. The measured capacitance is connected between the CIN1 pin and GND. If not used, leave this pin as an open circuit.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CIN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pacitive Input. The measured capacitance is connected between the CIN2 pin and GND. If not used, leave this pin as an open circuit.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office:value-type="string" table:style-name="ce1">
            <text:p>CIN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pacitive Input. The measured capacitance is connected between the CIN3 pin and GND. If not used, leave this pin as an open circuit.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HLD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pacitive Input Active AC Shielding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GN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round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VD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ower Supply Voltage. Decouple this pin to GND, using a low impedance capacitor, for example in combination with a 1uF multilayer ceramic.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C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erial Interface Clock Input. Connects to the controller clock line. Requires pullup resistor if not already provided elsewhere in the system.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/O</text:p>
          </table:table-cell>
          <table:table-cell office:value-type="string" table:style-name="ce1">
            <text:p>Serial Interface Bidirectional Data. Connects to the controller data line. Requires a pullup resistor if not provided elsewhere in the system.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DAP</text:p>
          </table:table-cell>
          <table:table-cell office:value-type="string" table:style-name="ce1">
            <text:p>PA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onnect to G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lectrical Spe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put Voltage</text:p>
          </table:table-cell>
          <table:table-cell office:value-type="string" table:style-name="ce1">
            <text:p>minus 0.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nput Current</text:p>
          </table:table-cell>
          <table:table-cell office:value-type="string" table:style-name="ce1">
            <text:p>at any p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Unit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upply voltage (VDD-GND)</text:p>
          </table:table-cell>
          <table:table-cell office:value-type="float" office:value="3" table:style-name="ce1">
            <text:p>3</text:p>
          </table:table-cell>
          <table:table-cell office:value-type="float" office:value="3.3" table:style-name="ce1">
            <text:p>3.3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V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upply Current IDD</text:p>
          </table:table-cell>
          <table:table-cell office:value-type="string" table:style-name="ce1">
            <text:p>Conversion mode</text:p>
          </table:table-cell>
          <table:table-cell office:value-type="float" office:value="750" table:style-name="ce1">
            <text:p>750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uA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tandby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uA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apacitive Inpu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CR Input Conversion Range</text:p>
          </table:table-cell>
          <table:table-cell table:style-name="ce1"/>
          <table:table-cell office:value-type="string" table:style-name="ce1">
            <text:p>minus 15</text:p>
          </table:table-cell>
          <table:table-cell office:value-type="string" table:style-name="ce1">
            <text:p>plus 15</text:p>
          </table:table-cell>
          <table:table-cell office:value-type="string" table:style-name="ce1">
            <text:p>pF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omax Max input offset capacitance</text:p>
          </table:table-cell>
          <table:table-cell office:value-type="string" table:style-name="ce1">
            <text:p>per channel, CIN n=1.4 Series Resist.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pF</text:p>
          </table:table-cell>
          <table:table-cell office:value-type="string" table:style-name="ce1">
            <text:p>Systematic Error Correction, baseline capacitance itself and including wires e.g. FDC can comensate up to 100pF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ffective resolutioin</text:p>
          </table:table-cell>
          <table:table-cell office:value-type="string" table:style-name="ce1">
            <text:p>Sample rate 100S/s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i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Output Noise</text:p>
          </table:table-cell>
          <table:table-cell office:value-type="string" table:style-name="ce1">
            <text:p>Sample rate 100S/s</text:p>
          </table:table-cell>
          <table:table-cell table:style-name="ce1"/>
          <table:table-cell office:value-type="float" office:value="33.200000000000003" table:style-name="ce1">
            <text:p>33.2</text:p>
          </table:table-cell>
          <table:table-cell office:value-type="string" table:style-name="ce1">
            <text:p>aF/Hz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SRR</text:p>
          </table:table-cell>
          <table:table-cell office:value-type="string" table:style-name="ce1">
            <text:p>DC power supply rejection</text:p>
          </table:table-cell>
          <table:table-cell table:style-name="ce1"/>
          <table:table-cell office:value-type="float" office:value="13.6" table:style-name="ce1">
            <text:p>13.6</text:p>
          </table:table-cell>
          <table:table-cell office:value-type="string" table:style-name="ce1">
            <text:p>fF/V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xcitatioin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requenc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Hz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C voltage across capacitance</text:p>
          </table:table-cell>
          <table:table-cell table:style-name="ce1"/>
          <table:table-cell office:value-type="float" office:value="2.4" table:style-name="ce1">
            <text:p>2.4</text:p>
          </table:table-cell>
          <table:table-cell office:value-type="string" table:style-name="ce1">
            <text:p>Vpp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cross Capacitance</text:p>
          </table:table-cell>
          <table:table-cell office:value-type="string" table:style-name="ce1">
            <text:p>Vdc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table:number-columns-repeated="1637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AD7745" table:style-name="ta1">
        <table:table-column table:style-name="co7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AFE CAP SE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7745/46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429</meta:generator>
    <meta:initial-creator>Gianfranco Schwengle</meta:initial-creator>
    <dc:creator>Gianfranco Schwengle</dc:creator>
    <meta:creation-date>2025-02-21T15:32:14Z</meta:creation-date>
    <dc:date>2025-02-21T17:23:29Z</dc:date>
  </office:meta>
</office:document-meta>
</file>